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84cm" fo:min-width="1.03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284cm" fo:min-width="1.034cm"/>
      <style:paragraph-properties style:writing-mode="lr-tb"/>
    </style:style>
    <style:style style:name="gr3" style:family="graphic" style:parent-style-name="standard">
      <style:graphic-properties draw:opacity="100%" draw:textarea-horizontal-align="justify" draw:textarea-vertical-align="middle" draw:auto-grow-height="false" fo:min-height="0.458cm" fo:min-width="0.208cm"/>
      <style:paragraph-properties style:writing-mode="lr-tb"/>
    </style:style>
    <style:style style:name="gr4" style:family="graphic" style:parent-style-name="standard">
      <style:graphic-properties draw:fill-color="#f17260" draw:opacity="100%" draw:textarea-horizontal-align="justify" draw:textarea-vertical-align="middle" draw:auto-grow-height="false" fo:min-height="0.458cm" fo:min-width="0.2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fill-color="#99ffd9" draw:opacity="100%" draw:textarea-horizontal-align="justify" draw:textarea-vertical-align="middle" draw:auto-grow-height="false" fo:min-height="0.458cm" fo:min-width="0.2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36cm" fo:min-width="1.486cm"/>
      <style:paragraph-properties style:writing-mode="lr-tb"/>
    </style:style>
    <style:style style:name="gr9" style:family="graphic" style:parent-style-name="standard">
      <style:graphic-properties draw:fill-color="#f1b65c" draw:opacity="100%" draw:textarea-horizontal-align="justify" draw:textarea-vertical-align="middle" draw:auto-grow-height="false" fo:min-height="0.458cm" fo:min-width="0.208cm"/>
      <style:paragraph-properties style:writing-mode="lr-tb"/>
    </style:style>
    <style:style style:name="gr10" style:family="graphic" style:parent-style-name="standard">
      <style:graphic-properties draw:fill-color="#ffb999" draw:opacity="100%" draw:textarea-horizontal-align="justify" draw:textarea-vertical-align="middle" draw:auto-grow-height="false" fo:min-height="0.458cm" fo:min-width="0.208cm"/>
      <style:paragraph-properties style:writing-mode="lr-tb"/>
    </style:style>
    <style:style style:name="gr11" style:family="graphic" style:parent-style-name="standard">
      <style:graphic-properties draw:fill-color="#e87beb" draw:opacity="100%" draw:textarea-horizontal-align="justify" draw:textarea-vertical-align="middle" draw:auto-grow-height="false" fo:min-height="0.458cm" fo:min-width="0.208cm"/>
      <style:paragraph-properties style:writing-mode="lr-tb"/>
    </style:style>
    <style:style style:name="gr12" style:family="graphic" style:parent-style-name="standard">
      <style:graphic-properties draw:fill-color="#99ff9d" draw:opacity="100%" draw:textarea-horizontal-align="justify" draw:textarea-vertical-align="middle" draw:auto-grow-height="false" fo:min-height="0.458cm" fo:min-width="0.208cm"/>
      <style:paragraph-properties style:writing-mode="lr-tb"/>
    </style:style>
    <style:style style:name="gr13" style:family="graphic" style:parent-style-name="standard">
      <style:graphic-properties draw:fill-color="#deff99" draw:opacity="100%" draw:textarea-horizontal-align="justify" draw:textarea-vertical-align="middle" draw:auto-grow-height="false" fo:min-height="0.458cm" fo:min-width="0.208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1.736cm" fo:min-width="1.48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gr16" style:family="graphic" style:parent-style-name="objectwithoutfill">
      <style:graphic-properties draw:stroke="solid" svg:stroke-width="0.159cm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17" style:family="graphic" style:parent-style-name="objectwithoutfill">
      <style:graphic-properties svg:stroke-width="0.159cm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 style:writing-mode="lr-tb"/>
      <style:text-properties style:font-name="Noto Sans Mono CJK HK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2" style:family="paragraph">
      <style:paragraph-properties fo:text-align="center" style:writing-mode="lr-tb"/>
      <style:text-properties fo:color="#ffffff" style:font-name="Noto Sans Mono CJK HK" fo:font-size="14pt" style:font-size-asian="14pt" style:font-size-complex="14pt"/>
    </style:style>
    <style:style style:name="P3" style:family="paragraph">
      <loext:graphic-properties draw:opacity="100%"/>
      <style:paragraph-properties fo:text-align="center" style:writing-mode="lr-tb"/>
      <style:text-properties fo:color="#ffffff" style:font-name="Noto Sans Mono CJK HK"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opacity="100%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8pt" fo:font-weight="bold" style:font-size-asian="14pt" style:font-size-complex="14pt"/>
    </style:style>
    <style:style style:name="P7" style:family="paragraph">
      <loext:graphic-properties draw:fill-color="#f17260" draw:opacity="100%"/>
      <style:paragraph-properties fo:text-align="center" style:writing-mode="lr-tb"/>
      <style:text-properties fo:font-size="18pt" fo:font-weight="bold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99ffd9" draw:opacity="100%"/>
      <style:paragraph-properties fo:text-align="center" style:writing-mode="lr-tb"/>
      <style:text-properties fo:color="#ffffff" style:font-name="Noto Sans Mono CJK HK" fo:font-size="14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style:font-name="Noto Sans Mono CJK HK"/>
    </style:style>
    <style:style style:name="P11" style:family="paragraph">
      <style:paragraph-properties fo:text-align="center" style:writing-mode="lr-tb"/>
      <style:text-properties style:font-name="Noto Sans Mono CJK HK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2" style:family="paragraph">
      <style:paragraph-properties fo:text-align="center" style:writing-mode="lr-tb"/>
      <style:text-properties style:use-window-font-color="true" style:font-name="Noto Sans Mono CJK HK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f1b65c" draw:opacity="100%"/>
      <style:paragraph-properties fo:text-align="center" style:writing-mode="lr-tb"/>
      <style:text-properties style:use-window-font-color="true" style:font-name="Noto Sans Mono CJK HK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ffb999" draw:opacity="100%"/>
      <style:paragraph-properties fo:text-align="center" style:writing-mode="lr-tb"/>
      <style:text-properties fo:font-size="18pt" fo:font-weight="bold" style:font-size-asian="14pt" style:font-size-complex="14pt"/>
    </style:style>
    <style:style style:name="P15" style:family="paragraph">
      <loext:graphic-properties draw:fill-color="#e87beb" draw:opacity="100%"/>
      <style:paragraph-properties fo:text-align="center" style:writing-mode="lr-tb"/>
      <style:text-properties fo:font-size="18pt" fo:font-weight="bold" style:font-size-asian="14pt" style:font-size-complex="14pt"/>
    </style:style>
    <style:style style:name="P16" style:family="paragraph">
      <style:paragraph-properties fo:text-align="center" style:writing-mode="lr-tb"/>
      <style:text-properties style:use-window-font-color="true" style:font-name="Noto Sans Mono CJK HK" fo:font-size="18pt" fo:font-weight="bold" style:font-size-asian="14pt" style:font-size-complex="14pt"/>
    </style:style>
    <style:style style:name="P17" style:family="paragraph">
      <loext:graphic-properties draw:fill-color="#99ff9d" draw:opacity="100%"/>
      <style:paragraph-properties fo:text-align="center" style:writing-mode="lr-tb"/>
      <style:text-properties style:use-window-font-color="true" style:font-name="Noto Sans Mono CJK HK" fo:font-size="18pt" fo:font-weight="bold" style:font-size-asian="14pt" style:font-size-complex="14pt"/>
    </style:style>
    <style:style style:name="P18" style:family="paragraph">
      <loext:graphic-properties draw:fill-color="#99ffd9" draw:opacity="100%"/>
      <style:paragraph-properties fo:text-align="center" style:writing-mode="lr-tb"/>
      <style:text-properties style:use-window-font-color="true" style:font-name="Noto Sans Mono CJK HK" fo:font-size="18pt" fo:font-weight="bold" style:font-size-asian="14pt" style:font-size-complex="14pt"/>
    </style:style>
    <style:style style:name="P19" style:family="paragraph">
      <style:paragraph-properties fo:text-align="center" style:writing-mode="lr-tb"/>
      <style:text-properties fo:color="#ffffff" style:font-name="Noto Sans Mono CJK HK" fo:font-size="18pt" fo:font-weight="bold" style:font-size-asian="14pt" style:font-size-complex="14pt"/>
    </style:style>
    <style:style style:name="P20" style:family="paragraph">
      <loext:graphic-properties draw:fill-color="#deff99" draw:opacity="100%"/>
      <style:paragraph-properties fo:text-align="center" style:writing-mode="lr-tb"/>
      <style:text-properties fo:color="#ffffff" style:font-name="Noto Sans Mono CJK HK" fo:font-size="18pt" fo:font-weight="bold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 Mono CJK HK" fo:font-style="italic" fo:font-weight="bold" style:font-style-asian="italic" style:font-weight-asian="normal" style:font-style-complex="italic" style:font-weight-complex="normal"/>
    </style:style>
    <style:style style:name="P22" style:family="paragraph">
      <style:paragraph-properties fo:text-align="center" style:writing-mode="lr-tb"/>
      <style:text-properties style:font-name="Noto Sans Mono CJK HK" fo:font-style="italic" fo:font-weight="normal" style:font-style-asian="italic" style:font-weight-asian="normal" style:font-style-complex="italic" style:font-weight-complex="normal"/>
    </style:style>
    <style:style style:name="P23" style:family="paragraph">
      <style:paragraph-properties fo:text-align="center" style:writing-mode="lr-tb"/>
      <style:text-properties style:font-name="Noto Sans Mono CJK HK" fo:font-size="32pt" fo:font-style="italic" fo:font-weight="bold" style:font-size-asian="32pt" style:font-style-asian="italic" style:font-weight-asian="normal" style:font-size-complex="32pt" style:font-style-complex="italic" style:font-weight-complex="normal"/>
    </style:style>
    <style:style style:name="P24" style:family="paragraph">
      <style:text-properties fo:font-weight="bold"/>
    </style:style>
    <style:style style:name="P25" style:family="paragraph">
      <loext:graphic-properties draw:fill="none" draw:fill-color="#ffffff"/>
      <style:paragraph-properties style:writing-mode="lr-tb"/>
      <style:text-properties fo:font-size="36pt" fo:font-weight="bold" style:font-size-asian="36pt" style:font-size-complex="36pt"/>
    </style:style>
    <style:style style:name="P26" style:family="paragraph">
      <loext:graphic-properties draw:fill="solid"/>
      <style:paragraph-properties fo:text-align="center"/>
    </style:style>
    <style:style style:name="P27" style:family="paragraph">
      <loext:graphic-properties draw:fill-color="#f1b65c" draw:opacity="100%"/>
      <style:paragraph-properties fo:text-align="center" style:writing-mode="lr-tb"/>
      <style:text-properties style:use-window-font-color="true" style:font-name="Noto Sans Mono CJK HK" fo:font-size="18pt" fo:font-weight="bold" style:font-size-asian="14pt" style:font-size-complex="14pt"/>
    </style:style>
    <style:style style:name="P28" style:family="paragraph">
      <loext:graphic-properties draw:fill-color="#deff99" draw:opacity="100%"/>
      <style:paragraph-properties fo:text-align="center" style:writing-mode="lr-tb"/>
      <style:text-properties style:use-window-font-color="true" style:font-name="Noto Sans Mono CJK HK" fo:font-size="18pt" fo:font-weight="bol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style:font-size-asian="14pt" style:font-size-complex="14pt"/>
    </style:style>
    <style:style style:name="T4" style:family="text">
      <style:text-properties style:text-position="-33% 58%" style:font-size-asian="14pt" style:font-size-complex="14pt"/>
    </style:style>
    <style:style style:name="T5" style:family="text">
      <style:text-properties style:font-name="Noto Sans Mono CJK HK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8" style:family="text">
      <style:text-properties style:use-window-font-color="true" style:text-position="-33% 58%" fo:font-size="18pt" fo:font-weight="bold" style:font-size-asian="18pt" style:font-weight-asian="bold" style:font-size-complex="18pt" style:font-weight-complex="bold"/>
    </style:style>
    <style:style style:name="T9" style:family="text">
      <style:text-properties style:use-window-font-color="true" style:font-size-asian="14pt" style:font-size-complex="14pt"/>
    </style:style>
    <style:style style:name="T10" style:family="text">
      <style:text-properties style:use-window-font-color="true" style:text-position="-33% 58%" style:font-size-asian="14pt" style:font-size-complex="14pt"/>
    </style:style>
    <style:style style:name="T11" style:family="text">
      <style:text-properties style:font-name="Noto Sans Mono CJK HK" fo:font-size="32pt" fo:font-style="italic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style:text-position="-33% 58%" style:font-name="Noto Sans Mono CJK HK" fo:font-size="32pt" fo:font-style="italic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style:font-name="Noto Sans Mono CJK HK" fo:font-weight="normal" style:font-weight-asian="normal" style:font-weight-complex="normal"/>
    </style:style>
    <style:style style:name="T14" style:family="text">
      <style:text-properties style:font-name="Noto Sans Mono CJK HK" fo:font-size="32pt" style:font-size-asian="32pt" style:font-weight-asian="normal" style:font-size-complex="32pt" style:font-weight-complex="normal"/>
    </style:style>
    <style:style style:name="T15" style:family="text">
      <style:text-properties style:text-position="-33% 58%" style:font-name="Noto Sans Mono CJK HK" fo:font-size="32pt" style:font-size-asian="32pt" style:font-weight-asian="normal" style:font-size-complex="32pt" style:font-weight-complex="normal"/>
    </style:style>
    <style:style style:name="T1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3" draw:id="id3" draw:layer="layout" svg:width="1.7cm" svg:height="5cm" svg:x="10.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1.7cm" svg:height="6.7cm" svg:x="2.7cm" svg:y="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3.019cm" svg:y="5.3cm">
          <text:p text:style-name="P2"><text:span text:style-name="T1">x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3.019cm" svg:y="6.6cm">
          <text:p text:style-name="P4"><text:span text:style-name="T1">x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cm" svg:y="10.4cm">
          <text:p text:style-name="P6"><text:span text:style-name="T3">x</text:span><text:span text:style-name="T4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1.5cm" svg:height="0.962cm" svg:x="3cm" svg:y="9cm">
          <draw:text-box>
            <text:p>...</text:p>
          </draw:text-box>
        </draw:frame>
        <draw:custom-shape draw:style-name="gr6" draw:text-style-name="P9" draw:layer="layout" svg:width="1cm" svg:height="1cm" svg:x="11.119cm" svg:y="6.3cm">
          <text:p text:style-name="P2"><text:span text:style-name="T1">y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cm" svg:height="1cm" svg:x="11.119cm" svg:y="7.7cm">
          <text:p text:style-name="P2"><text:span text:style-name="T1">y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cm" svg:height="1cm" svg:x="11.12cm" svg:y="6.301cm">
          <text:p text:style-name="P2"><text:span text:style-name="T1">y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cm" svg:height="1cm" svg:x="11.119cm" svg:y="9.4cm">
          <text:p text:style-name="P2"><text:span text:style-name="T1">y</text:span><text:span text:style-name="T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1.5cm" svg:height="0.962cm" svg:x="11.1cm" svg:y="8.405cm">
          <draw:text-box>
            <text:p>...</text:p>
          </draw:text-box>
        </draw:frame>
        <draw:frame draw:style-name="gr7" draw:text-style-name="P10" draw:layer="layout" svg:width="5.5cm" svg:height="1.8cm" svg:x="5.4cm" svg:y="13.7cm">
          <draw:text-box>
            <text:p><text:span text:style-name="T5">S</text:span><text:span text:style-name="T5">i</text:span><text:span text:style-name="T5">n</text:span><text:span text:style-name="T5">g</text:span><text:span text:style-name="T5">l</text:span><text:span text:style-name="T5">e </text:span><text:span text:style-name="T5">m</text:span><text:span text:style-name="T5">o</text:span><text:span text:style-name="T5">d</text:span><text:span text:style-name="T5">e</text:span><text:span text:style-name="T5">l</text:span></text:p>
          </draw:text-box>
        </draw:frame>
        <draw:custom-shape draw:style-name="gr8" draw:text-style-name="P11" xml:id="id2" draw:id="id2" draw:layer="layout" svg:width="2.2cm" svg:height="2.2cm" svg:x="6.4cm" svg:y="7.2cm">
          <text:p text:style-name="P11"><text:span text:style-name="T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cm" svg:height="1cm" svg:x="3.019cm" svg:y="5.301cm">
          <text:p text:style-name="P12"><text:span text:style-name="T7">x</text:span><text:span text:style-name="T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1cm" svg:x="3.019cm" svg:y="6.601cm">
          <text:p text:style-name="P6"><text:span text:style-name="T3">x</text:span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cm" svg:height="1cm" svg:x="3cm" svg:y="8cm">
          <text:p text:style-name="P6"><text:span text:style-name="T3">x</text:span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cm" svg:height="1cm" svg:x="11.119cm" svg:y="6.301cm">
          <text:p text:style-name="P2"><text:span text:style-name="T1">y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cm" svg:height="1cm" svg:x="11.119cm" svg:y="7.701cm">
          <text:p text:style-name="P16"><text:span text:style-name="T9">y</text:span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1cm" svg:height="1cm" svg:x="11.12cm" svg:y="6.302cm">
          <text:p text:style-name="P16"><text:span text:style-name="T9">y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1cm" svg:height="1cm" svg:x="11.119cm" svg:y="9.401cm">
          <text:p text:style-name="P19"><text:span text:style-name="T9">y</text:span><text:span text:style-name="T10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xml:id="id6" draw:id="id6" draw:layer="layout" svg:width="2.2cm" svg:height="2.2cm" svg:x="20.5cm" svg:y="4.9cm">
          <text:p text:style-name="P21"><text:span text:style-name="T11">m</text:span><text:span text:style-name="T12">1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2" draw:layer="layout" svg:width="2.2cm" svg:height="2.2cm" svg:x="20.519cm" svg:y="7.7cm">
          <text:p text:style-name="P22"><text:span text:style-name="T13">m</text:span><text:span text:style-name="T13">o</text:span><text:span text:style-name="T13">d</text:span><text:span text:style-name="T13">e</text:span><text:span text:style-name="T13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xml:id="id4" draw:id="id4" draw:layer="layout" svg:width="2.2cm" svg:height="2.2cm" svg:x="20.519cm" svg:y="7.701cm">
          <text:p text:style-name="P23"><text:span text:style-name="T14">m</text:span><text:span text:style-name="T1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5" draw:layer="layout" svg:width="2.2cm" svg:height="1.8cm" svg:x="20.8cm" svg:y="9.2cm">
          <draw:text-box>
            <text:p text:style-name="P24"><text:span text:style-name="T16">...</text:span></text:p>
          </draw:text-box>
        </draw:frame>
        <draw:custom-shape draw:style-name="gr8" draw:text-style-name="P23" xml:id="id8" draw:id="id8" draw:layer="layout" svg:width="2.2cm" svg:height="2.2cm" svg:x="20.6cm" svg:y="11cm">
          <text:p text:style-name="P23"><text:span text:style-name="T14">m</text:span><text:span text:style-name="T1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6.8cm" svg:height="2.089cm" svg:x="18.8cm" svg:y="13.911cm">
          <draw:text-box>
            <text:p><text:span text:style-name="T5">Mul</text:span><text:span text:style-name="T5">tip</text:span><text:span text:style-name="T5">le </text:span><text:span text:style-name="T5">sub</text:span><text:span text:style-name="T5">mod</text:span><text:span text:style-name="T5">els</text:span></text:p>
          </draw:text-box>
        </draw:frame>
        <draw:connector draw:style-name="gr16" draw:text-style-name="P26" draw:layer="layout" draw:type="line" svg:x1="4.4cm" svg:y1="8.35cm" svg:x2="6.4cm" svg:y2="8.3cm" draw:start-shape="id1" draw:start-glue-point="1" draw:end-shape="id2" draw:end-glue-point="3" svg:d="M4400 8350l2000-50" svg:viewBox="0 0 2001 51">
          <text:p/>
        </draw:connector>
        <draw:connector draw:style-name="gr17" draw:text-style-name="P26" draw:layer="layout" draw:type="line" svg:x1="8.6cm" svg:y1="8.3cm" svg:x2="10.8cm" svg:y2="8.3cm" draw:start-shape="id2" draw:start-glue-point="1" draw:end-shape="id3" draw:end-glue-point="3" svg:d="M8600 8300h2200" svg:viewBox="0 0 2201 1">
          <text:p/>
        </draw:connector>
        <draw:custom-shape draw:style-name="gr1" draw:text-style-name="P1" draw:layer="layout" svg:width="1.7cm" svg:height="5cm" svg:x="25.2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1.7cm" svg:height="6.7cm" svg:x="16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6.819cm" svg:y="5.8cm">
          <text:p text:style-name="P2"><text:span text:style-name="T1">x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16.819cm" svg:y="7.1cm">
          <text:p text:style-name="P4"><text:span text:style-name="T1">x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6.8cm" svg:y="10.9cm">
          <text:p text:style-name="P6"><text:span text:style-name="T3">x</text:span><text:span text:style-name="T4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1.5cm" svg:height="0.962cm" svg:x="16.8cm" svg:y="9.5cm">
          <draw:text-box>
            <text:p>...</text:p>
          </draw:text-box>
        </draw:frame>
        <draw:custom-shape draw:style-name="gr6" draw:text-style-name="P9" draw:layer="layout" svg:width="1cm" svg:height="1cm" svg:x="25.519cm" svg:y="6.9cm">
          <text:p text:style-name="P2"><text:span text:style-name="T1">y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cm" svg:height="1cm" svg:x="25.519cm" svg:y="8.3cm">
          <text:p text:style-name="P2"><text:span text:style-name="T1">y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cm" svg:height="1cm" svg:x="25.52cm" svg:y="6.901cm">
          <text:p text:style-name="P2"><text:span text:style-name="T1">y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cm" svg:height="1cm" svg:x="25.519cm" svg:y="10cm">
          <text:p text:style-name="P2"><text:span text:style-name="T1">y</text:span><text:span text:style-name="T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1.5cm" svg:height="0.962cm" svg:x="25.5cm" svg:y="9.005cm">
          <draw:text-box>
            <text:p>...</text:p>
          </draw:text-box>
        </draw:frame>
        <draw:custom-shape draw:style-name="gr9" draw:text-style-name="P27" draw:layer="layout" svg:width="1cm" svg:height="1cm" svg:x="16.819cm" svg:y="5.801cm">
          <text:p text:style-name="P16"><text:span text:style-name="T3">x</text:span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1cm" svg:x="16.819cm" svg:y="7.101cm">
          <text:p text:style-name="P6"><text:span text:style-name="T3">x</text:span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cm" svg:height="1cm" svg:x="16.8cm" svg:y="8.5cm">
          <text:p text:style-name="P6"><text:span text:style-name="T3">x</text:span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cm" svg:height="1cm" svg:x="25.519cm" svg:y="6.901cm">
          <text:p text:style-name="P2"><text:span text:style-name="T1">y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5" draw:id="id5" draw:layer="layout" svg:width="1cm" svg:height="1cm" svg:x="25.519cm" svg:y="8.301cm">
          <text:p text:style-name="P16"><text:span text:style-name="T9">y</text:span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7" draw:id="id7" draw:layer="layout" svg:width="1cm" svg:height="1cm" svg:x="25.52cm" svg:y="6.902cm">
          <text:p text:style-name="P16"><text:span text:style-name="T9">y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8" xml:id="id9" draw:id="id9" draw:layer="layout" svg:width="1cm" svg:height="1cm" svg:x="25.519cm" svg:y="10.001cm">
          <text:p text:style-name="P16"><text:span text:style-name="T9">y</text:span><text:span text:style-name="T10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6" draw:layer="layout" draw:type="line" svg:x1="22.719cm" svg:y1="8.801cm" svg:x2="25.519cm" svg:y2="8.801cm" draw:start-shape="id4" draw:end-shape="id5" draw:end-glue-point="6" svg:d="M22719 8801h2800" svg:viewBox="0 0 2801 1">
          <text:p/>
        </draw:connector>
        <draw:connector draw:style-name="gr17" draw:text-style-name="P26" draw:layer="layout" draw:type="line" svg:x1="22.7cm" svg:y1="6cm" svg:x2="25.52cm" svg:y2="7.402cm" draw:start-shape="id6" draw:start-glue-point="1" draw:end-shape="id7" draw:end-glue-point="6" svg:d="M22700 6000l2820 1402" svg:viewBox="0 0 2821 1403">
          <text:p/>
        </draw:connector>
        <draw:connector draw:style-name="gr17" draw:text-style-name="P26" draw:layer="layout" draw:type="line" svg:x1="22.8cm" svg:y1="12.1cm" svg:x2="25.519cm" svg:y2="10.501cm" draw:start-shape="id8" draw:start-glue-point="1" draw:end-shape="id9" draw:end-glue-point="6" svg:d="M22800 12100l2719-1599" svg:viewBox="0 0 2720 1600">
          <text:p/>
        </draw:connector>
        <draw:connector draw:style-name="gr17" draw:text-style-name="P26" draw:layer="layout" draw:type="line" svg:x1="18.2cm" svg:y1="8.85cm" svg:x2="20.5cm" svg:y2="6cm" draw:start-shape="id10" draw:start-glue-point="1" draw:end-shape="id6" draw:end-glue-point="3" svg:d="M18200 8850l2300-2850" svg:viewBox="0 0 2301 2851">
          <text:p/>
        </draw:connector>
        <draw:connector draw:style-name="gr17" draw:text-style-name="P26" draw:layer="layout" draw:type="line" svg:x1="18.2cm" svg:y1="8.85cm" svg:x2="20.519cm" svg:y2="8.801cm" draw:start-shape="id10" draw:start-glue-point="1" draw:end-shape="id4" draw:end-glue-point="3" svg:d="M18200 8850l2319-49" svg:viewBox="0 0 2320 50">
          <text:p/>
        </draw:connector>
        <draw:connector draw:style-name="gr17" draw:text-style-name="P26" draw:layer="layout" draw:type="line" svg:x1="18.2cm" svg:y1="8.85cm" svg:x2="20.6cm" svg:y2="12.1cm" draw:start-shape="id10" draw:start-glue-point="1" draw:end-shape="id8" draw:end-glue-point="3" svg:d="M18200 8850l2400 3250" svg:viewBox="0 0 2401 3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99cc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21:19:33.041986097</meta:creation-date>
    <dc:date>2023-04-12T21:27:06.499395666</dc:date>
    <meta:editing-duration>PT1H18M48S</meta:editing-duration>
    <meta:editing-cycles>7</meta:editing-cycles>
    <meta:generator>LibreOffice/6.4.7.2$Linux_X86_64 LibreOffice_project/40$Build-2</meta:generator>
    <meta:document-statistic meta:object-count="52"/>
  </office:meta>
</office:document-meta>
</file>